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Normal" style:font-family-generic="roman" style:font-pitch="variable"/>
    <style:font-face style:name="Source Sans Pro2" svg:font-family="'Source Sans Pr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none" svg:stroke-width="0.1cm" svg:stroke-color="#7e7258" draw:marker-start-width="0.15cm" draw:marker-end-width="0.15cm" draw:fill="solid" draw:fill-color="#7e7258" draw:textarea-horizontal-align="justify" draw:textarea-vertical-align="middle" draw:auto-grow-height="false" fo:min-height="0.494cm" fo:min-width="1.829cm"/>
      <style:paragraph-properties style:writing-mode="lr-tb"/>
    </style:style>
    <style:style style:name="gr2" style:family="graphic" style:parent-style-name="objectwithoutfill">
      <style:graphic-properties svg:stroke-width="0.1cm" svg:stroke-color="#7e7258" draw:marker-start-width="0.35cm" draw:marker-end="Arrow" draw:marker-end-width="0.45cm" draw:fill="solid" draw:textarea-vertical-align="middle" fo:padding-top="0.175cm" fo:padding-bottom="0.175cm" fo:padding-left="0.3cm" fo:padding-right="0.3cm"/>
    </style:style>
    <style:style style:name="gr3" style:family="graphic" style:parent-style-name="standard">
      <style:graphic-properties svg:stroke-width="0.1cm" svg:stroke-color="#7e7258" draw:marker-start-width="0.15cm" draw:marker-end-width="0.15cm" draw:fill="solid" draw:fill-color="#b39c6e" draw:opacity="70%" draw:textarea-horizontal-align="justify" draw:textarea-vertical-align="middle" draw:auto-grow-height="false" fo:min-height="0.7cm" fo:min-width="0.467cm" fo:padding-top="0.175cm" fo:padding-bottom="0.175cm" fo:padding-left="0.3cm" fo:padding-right="0.3cm" draw:shadow-opacity="70%"/>
      <style:paragraph-properties style:writing-mode="lr-tb"/>
    </style:style>
    <style:style style:name="gr4" style:family="graphic" style:parent-style-name="standard">
      <style:graphic-properties draw:stroke="none" svg:stroke-color="#000000" draw:fill="none" draw:fill-color="#ffffff" fo:min-height="0.802cm"/>
      <style:paragraph-properties style:writing-mode="lr-tb"/>
    </style:style>
    <style:style style:name="gr5" style:family="graphic" style:parent-style-name="objectwithoutfill">
      <style:graphic-properties svg:stroke-width="0.1cm" svg:stroke-color="#7e7258" draw:marker-start="Arrow" draw:marker-start-width="0.45cm" draw:marker-end="" draw:marker-end-width="0.45cm" draw:fill="solid" draw:textarea-vertical-align="middle" fo:padding-top="0.175cm" fo:padding-bottom="0.175cm" fo:padding-left="0.3cm" fo:padding-right="0.3cm"/>
    </style:style>
    <style:style style:name="gr6" style:family="graphic" style:parent-style-name="standard">
      <style:graphic-properties svg:stroke-width="0.1cm" svg:stroke-color="#ff9900" draw:marker-start-width="0.35cm" draw:marker-end-width="0.35cm" draw:fill="solid" draw:fill-color="#ffcc00" draw:textarea-horizontal-align="justify" draw:textarea-vertical-align="middle" draw:auto-grow-height="false" fo:min-height="0.292cm" fo:min-width="0.057cm" fo:padding-top="0.175cm" fo:padding-bottom="0.175cm" fo:padding-left="0.3cm" fo:padding-right="0.3cm"/>
    </style:style>
    <style:style style:name="gr7" style:family="graphic" style:parent-style-name="objectwithoutfill">
      <style:graphic-properties svg:stroke-width="0.1cm" svg:stroke-color="#7e7258" draw:marker-start="Arrow" draw:marker-start-width="0.4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cm"/>
      <style:paragraph-properties style:writing-mode="lr-tb"/>
    </style:style>
    <style:style style:name="gr9" style:family="graphic" style:parent-style-name="standard">
      <style:graphic-properties draw:stroke="none" svg:stroke-color="#000000" draw:fill="none" draw:fill-color="#ffffff" fo:min-height="0.681cm"/>
      <style:paragraph-properties style:writing-mode="lr-tb"/>
    </style:style>
    <style:style style:name="P1" style:family="paragraph">
      <style:paragraph-properties fo:text-align="center" style:writing-mode="lr-tb"/>
      <style:text-properties fo:color="#ffffff" style:font-name="Source Sans Pro2" fo:font-size="12pt" style:font-size-asian="18pt" style:font-size-complex="18pt"/>
    </style:style>
    <style:style style:name="P2" style:family="paragraph">
      <loext:graphic-properties draw:fill="solid" draw:fill-color="#7e7258"/>
      <style:paragraph-properties fo:text-align="center" style:writing-mode="lr-tb"/>
      <style:text-properties fo:color="#ffffff" style:font-name="Source Sans Pro2" fo:font-size="12pt" style:font-size-asian="18pt" style:font-size-complex="18pt"/>
    </style:style>
    <style:style style:name="P3" style:family="paragraph">
      <loext:graphic-properties draw:fill="solid"/>
      <style:paragraph-properties fo:text-align="center"/>
    </style:style>
    <style:style style:name="P4" style:family="paragraph">
      <style:paragraph-properties fo:text-align="center" style:writing-mode="lr-tb"/>
      <style:text-properties fo:font-size="12pt"/>
    </style:style>
    <style:style style:name="P5" style:family="paragraph">
      <loext:graphic-properties draw:fill="solid" draw:fill-color="#b39c6e" draw:opacity="70%"/>
      <style:paragraph-properties fo:text-align="center" style:writing-mode="lr-tb"/>
      <style:text-properties fo:font-size="12pt"/>
    </style:style>
    <style:style style:name="P6" style:family="paragraph">
      <loext:graphic-properties draw:fill="none" draw:fill-color="#ffffff"/>
      <style:paragraph-properties style:writing-mode="lr-tb"/>
    </style:style>
    <style:style style:name="P7" style:family="paragraph">
      <loext:graphic-properties draw:fill="solid" draw:fill-color="#ffcc00"/>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writing-mode="lr-tb"/>
    </style:style>
    <style:style style:name="T1" style:family="text">
      <style:text-properties fo:color="#ffffff" style:font-name="Source Sans Pro2" fo:font-size="12pt" style:font-size-asian="18pt" style:font-size-complex="18pt"/>
    </style:style>
    <style:style style:name="T2" style:family="text">
      <style:text-properties fo:font-size="12pt"/>
    </style:style>
    <style:style style:name="T3" style:family="text">
      <style:text-properties fo:font-style="italic" style:font-style-asian="italic" style:font-style-complex="italic"/>
    </style:style>
    <style:style style:name="T4"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2.515cm" svg:height="0.802cm" svg:x="1.61cm" svg:y="3.178cm">
          <text:p text:style-name="P1"><text:span text:style-name="T1">A1(0)</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 draw:text-style-name="P3" draw:layer="layout" draw:type="line" svg:x1="2.868cm" svg:y1="3.178cm" svg:x2="0.758cm" svg:y2="1.196cm" draw:start-shape="id1" draw:start-glue-point="4" draw:end-shape="id2" draw:end-glue-point="2" svg:d="M2868 3178l-2110-1982" svg:viewBox="0 0 2111 1983">
          <text:p/>
        </draw:connector>
        <draw:connector draw:style-name="gr2" draw:text-style-name="P3" draw:layer="layout" draw:type="line" svg:x1="2.868cm" svg:y1="3.178cm" svg:x2="5.008cm" svg:y2="1.161cm" draw:start-shape="id1" draw:start-glue-point="4" draw:end-shape="id3" draw:end-glue-point="2" svg:d="M2868 3178l2140-2017" svg:viewBox="0 0 2141 2018">
          <text:p/>
        </draw:connector>
        <draw:custom-shape draw:style-name="gr3" draw:text-style-name="P5" xml:id="id2" draw:id="id2" draw:layer="layout" svg:width="1.067cm" svg:height="1.05cm" svg:x="0.225cm" svg:y="0.146cm">
          <text:p text:style-name="P4"><text:span text:style-name="T2">C1</text:span></text:p>
          <draw:enhanced-geometry svg:viewBox="0 0 21600 21600" draw:type="rectangle" draw:enhanced-path="M 0 0 L 21600 0 21600 21600 0 21600 0 0 Z N"/>
        </draw:custom-shape>
        <draw:custom-shape draw:style-name="gr3" draw:text-style-name="P5" xml:id="id3" draw:id="id3" draw:layer="layout" svg:width="1.067cm" svg:height="1.05cm" svg:x="4.475cm" svg:y="0.111cm">
          <text:p text:style-name="P4"><text:span text:style-name="T2">C2</text:span></text:p>
          <draw:enhanced-geometry svg:viewBox="0 0 21600 21600" draw:type="rectangle" draw:enhanced-path="M 0 0 L 21600 0 21600 21600 0 21600 0 0 Z N"/>
        </draw:custom-shape>
        <draw:frame draw:style-name="gr4" draw:text-style-name="P6" draw:layer="layout" svg:width="2.133cm" svg:height="1.052cm" svg:x="1.953cm" svg:y="4.239cm">
          <draw:text-box>
            <text:p><text:span text:style-name="T3">t</text:span> = 0</text:p>
          </draw:text-box>
        </draw:frame>
        <draw:custom-shape draw:style-name="gr1" draw:text-style-name="P2" xml:id="id4" draw:id="id4" draw:layer="layout" svg:width="2.515cm" svg:height="0.802cm" svg:x="9.31cm" svg:y="3.153cm">
          <text:p text:style-name="P1"><text:span text:style-name="T1">A1(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3" draw:layer="layout" draw:type="line" svg:x1="10.568cm" svg:y1="3.153cm" svg:x2="8.458cm" svg:y2="1.171cm" draw:start-shape="id4" draw:start-glue-point="4" draw:end-shape="id5" draw:end-glue-point="2" svg:d="M10568 3153l-2110-1982" svg:viewBox="0 0 2111 1983">
          <text:p/>
        </draw:connector>
        <draw:connector draw:style-name="gr5" draw:text-style-name="P3" draw:layer="layout" draw:type="line" svg:x1="10.568cm" svg:y1="3.153cm" svg:x2="12.708cm" svg:y2="1.136cm" draw:start-shape="id4" draw:start-glue-point="4" draw:end-shape="id6" draw:end-glue-point="2" svg:d="M10568 3153l2140-2017" svg:viewBox="0 0 2141 2018">
          <text:p/>
        </draw:connector>
        <draw:custom-shape draw:style-name="gr3" draw:text-style-name="P5" xml:id="id5" draw:id="id5" draw:layer="layout" svg:width="1.067cm" svg:height="1.05cm" svg:x="7.925cm" svg:y="0.121cm">
          <text:p text:style-name="P4"><text:span text:style-name="T2">C1</text:span></text:p>
          <draw:enhanced-geometry svg:viewBox="0 0 21600 21600" draw:type="rectangle" draw:enhanced-path="M 0 0 L 21600 0 21600 21600 0 21600 0 0 Z N"/>
        </draw:custom-shape>
        <draw:custom-shape draw:style-name="gr3" draw:text-style-name="P5" xml:id="id6" draw:id="id6" draw:layer="layout" svg:width="1.067cm" svg:height="1.05cm" svg:x="12.175cm" svg:y="0.086cm">
          <text:p text:style-name="P4"><text:span text:style-name="T2">C2</text:span></text:p>
          <draw:enhanced-geometry svg:viewBox="0 0 21600 21600" draw:type="rectangle" draw:enhanced-path="M 0 0 L 21600 0 21600 21600 0 21600 0 0 Z N"/>
        </draw:custom-shape>
        <draw:frame draw:style-name="gr4" draw:text-style-name="P6" draw:layer="layout" svg:width="2.133cm" svg:height="1.052cm" svg:x="9.653cm" svg:y="4.214cm">
          <draw:text-box>
            <text:p><text:span text:style-name="T3">t</text:span> = 1</text:p>
          </draw:text-box>
        </draw:frame>
        <draw:custom-shape draw:style-name="gr6" draw:text-style-name="P7" draw:layer="layout" svg:width="1.373cm" svg:height="1.34cm" svg:x="11.188cm" svg:y="1.2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2" xml:id="id7" draw:id="id7" draw:layer="layout" svg:width="2.515cm" svg:height="0.802cm" svg:x="5.11cm" svg:y="8.253cm">
          <text:p text:style-name="P1"><text:span text:style-name="T1">A1(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3" draw:layer="layout" draw:type="line" svg:x1="6.368cm" svg:y1="8.253cm" svg:x2="8.508cm" svg:y2="6.236cm" draw:start-shape="id7" draw:start-glue-point="4" draw:end-shape="id8" draw:end-glue-point="2" svg:d="M6368 8253l2140-2017" svg:viewBox="0 0 2141 2018">
          <text:p/>
        </draw:connector>
        <draw:custom-shape draw:style-name="gr3" draw:text-style-name="P5" draw:layer="layout" svg:width="1.067cm" svg:height="1.05cm" svg:x="3.725cm" svg:y="5.221cm">
          <text:p text:style-name="P4"><text:span text:style-name="T2">C1</text:span></text:p>
          <draw:enhanced-geometry svg:viewBox="0 0 21600 21600" draw:type="rectangle" draw:enhanced-path="M 0 0 L 21600 0 21600 21600 0 21600 0 0 Z N"/>
        </draw:custom-shape>
        <draw:custom-shape draw:style-name="gr3" draw:text-style-name="P5" xml:id="id8" draw:id="id8" draw:layer="layout" svg:width="1.067cm" svg:height="1.05cm" svg:x="7.975cm" svg:y="5.186cm">
          <text:p text:style-name="P4"><text:span text:style-name="T2">C2</text:span></text:p>
          <draw:enhanced-geometry svg:viewBox="0 0 21600 21600" draw:type="rectangle" draw:enhanced-path="M 0 0 L 21600 0 21600 21600 0 21600 0 0 Z N"/>
        </draw:custom-shape>
        <draw:frame draw:style-name="gr4" draw:text-style-name="P6" draw:layer="layout" svg:width="2.133cm" svg:height="1.052cm" svg:x="5.453cm" svg:y="9.314cm">
          <draw:text-box>
            <text:p><text:span text:style-name="T3">t</text:span> = 2</text:p>
          </draw:text-box>
        </draw:frame>
        <draw:frame draw:style-name="gr8" draw:text-style-name="P6" draw:layer="layout" svg:width="2.133cm" svg:height="1.052cm" svg:x="2.123cm" svg:y="0.29cm">
          <draw:text-box>
            <text:p>read</text:p>
          </draw:text-box>
        </draw:frame>
        <draw:frame draw:style-name="gr9" draw:text-style-name="P6" draw:layer="layout" svg:width="2.492cm" svg:height="1.052cm" svg:x="9.364cm" svg:y="0.349cm">
          <draw:text-box>
            <text:p>update</text:p>
          </draw:text-box>
        </draw:frame>
        <draw:frame draw:style-name="gr9" draw:text-style-name="P9" draw:layer="layout" svg:width="2.492cm" svg:height="2.654cm" svg:x="8.228cm" svg:y="6.257cm">
          <draw:text-box>
            <text:p text:style-name="P8"><text:span text:style-name="T4">read</text:span></text:p>
            <text:p text:style-name="P8"><text:span text:style-name="T4">then</text:span></text:p>
            <text:p text:style-name="P8"><text:span text:style-name="T4">updat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Normal" style:font-family-generic="roman" style:font-pitch="variable"/>
    <style:font-face style:name="Source Sans Pro2" svg:font-family="'Source Sans Pr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7e7258" style:text-outline="false" style:text-line-through-style="none" style:text-line-through-type="none" style:font-name="Source Sans Pro2" fo:font-family="'Source Sans Pro'" style:font-style-name="Normal"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3.5cm" fo:page-height="10.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érard Dethier</meta:initial-creator>
    <meta:creation-date>2020-09-08T11:03:00.081938848</meta:creation-date>
    <meta:generator>LibreOffice/6.4.5.2$Linux_X86_64 LibreOffice_project/40$Build-2</meta:generator>
    <dc:date>2020-09-09T15:59:21.499168624</dc:date>
    <dc:creator>Gérard Dethier</dc:creator>
    <meta:editing-duration>PT21M21S</meta:editing-duration>
    <meta:editing-cycles>15</meta:editing-cycles>
    <meta:document-statistic meta:object-count="21"/>
  </office:meta>
</office:document-meta>
</file>